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P3" style:parent-style-name="Textbody" style:family="paragraph"/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Standard" style:family="paragraph">
      <style:paragraph-properties fo:margin-left="0.2916in" fo:text-indent="-0.302in">
        <style:tab-stops/>
      </style:paragraph-properties>
    </style:style>
    <style:style style:name="P12" style:parent-style-name="Textbody" style:family="paragraph"/>
    <style:style style:name="T13" style:parent-style-name="StrongEmphasis" style:family="text">
      <style:text-properties style:font-name="Times New Roman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P16" style:parent-style-name="Textbody" style:family="paragraph"/>
    <style:style style:name="T17" style:parent-style-name="DefaultParagraphFont" style:family="text">
      <style:text-properties style:font-name="Times New Roman"/>
    </style:style>
    <style:style style:name="T18" style:parent-style-name="DefaultParagraphFont" style:family="text">
      <style:text-properties style:font-name="Times New Roman"/>
    </style:style>
    <style:style style:name="P19" style:parent-style-name="Textbody" style:family="paragraph"/>
    <style:style style:name="T20" style:parent-style-name="DefaultParagraphFont" style:family="text">
      <style:text-properties style:font-name="Times New Roman"/>
    </style:style>
    <style:style style:name="T21" style:parent-style-name="DefaultParagraphFont" style:family="text">
      <style:text-properties style:font-name="Times New Roman"/>
    </style:style>
    <style:style style:name="T22" style:parent-style-name="DefaultParagraphFont" style:family="text">
      <style:text-properties style:font-name="Times New Roman"/>
    </style:style>
    <style:style style:name="T23" style:parent-style-name="DefaultParagraphFont" style:family="text">
      <style:text-properties style:font-name="Times New Roman"/>
    </style:style>
    <style:style style:name="P24" style:parent-style-name="Textbody" style:family="paragraph"/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P27" style:parent-style-name="Standard" style:family="paragraph">
      <style:paragraph-properties fo:margin-left="0.2812in" fo:text-indent="-0.302in">
        <style:tab-stops>
          <style:tab-stop style:type="left" style:position="4.0416in"/>
        </style:tab-stops>
      </style:paragraph-properties>
      <style:text-properties style:font-name="Times New Roman"/>
    </style:style>
    <style:style style:name="P28" style:parent-style-name="Textbody" style:family="paragraph">
      <style:paragraph-properties fo:margin-left="0.5833in" fo:text-indent="-0.2916in">
        <style:tab-stops/>
      </style:paragraph-properties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Textbody" style:family="paragraph">
      <style:paragraph-properties fo:margin-left="0.8958in" fo:text-indent="-0.2916in">
        <style:tab-stops/>
      </style:paragraph-properties>
    </style:style>
    <style:style style:name="P31" style:parent-style-name="Standard" style:family="paragraph">
      <style:paragraph-properties fo:margin-left="0.8958in" fo:text-indent="-0.302in">
        <style:tab-stops>
          <style:tab-stop style:type="left" style:position="4.0416in"/>
        </style:tab-stops>
      </style:paragraph-properties>
      <style:text-properties style:font-name="Times New Roman"/>
    </style:style>
    <style:style style:name="P32" style:parent-style-name="Standard" style:family="paragraph">
      <style:paragraph-properties fo:margin-left="0.8958in" fo:text-indent="-0.302in">
        <style:tab-stops>
          <style:tab-stop style:type="left" style:position="4.0416in"/>
        </style:tab-stops>
      </style:paragraph-properties>
      <style:text-properties style:font-name="Times New Roman"/>
    </style:style>
    <style:style style:name="P33" style:parent-style-name="Standard" style:family="paragraph">
      <style:paragraph-properties fo:margin-left="0.8958in" fo:text-indent="-0.302in">
        <style:tab-stops>
          <style:tab-stop style:type="left" style:position="4.0416in"/>
        </style:tab-stops>
      </style:paragraph-properties>
      <style:text-properties style:font-name="Times New Roman"/>
    </style:style>
    <style:style style:name="P34" style:parent-style-name="Standard" style:family="paragraph">
      <style:paragraph-properties fo:margin-left="0.8958in" fo:text-indent="-0.302in">
        <style:tab-stops>
          <style:tab-stop style:type="left" style:position="4.0416in"/>
        </style:tab-stops>
      </style:paragraph-properties>
      <style:text-properties style:font-name="Times New Roman"/>
    </style:style>
    <style:style style:name="P3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P4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4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4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4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4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P5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P5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5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5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5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P6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6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6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6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P71" style:parent-style-name="Standard" style:family="paragraph">
      <style:paragraph-properties fo:margin-left="0.8958in" fo:text-indent="-0.302in">
        <style:tab-stops/>
      </style:paragraph-properties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P7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7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 fo:font-weight="bold" style:font-weight-asian="bold"/>
    </style:style>
    <style:style style:name="T83" style:parent-style-name="DefaultParagraphFont" style:family="text">
      <style:text-properties style:font-name="Times New Roman"/>
    </style:style>
    <style:style style:name="P8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8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8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8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88" style:parent-style-name="Standard" style:family="paragraph">
      <style:paragraph-properties fo:margin-left="0.5937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89" style:parent-style-name="Textbody" style:family="paragraph">
      <style:paragraph-properties fo:margin-left="0.5833in" fo:text-indent="-0.2916in">
        <style:tab-stops/>
      </style:paragraph-properties>
    </style:style>
    <style:style style:name="T90" style:parent-style-name="DefaultParagraphFont" style:family="text">
      <style:text-properties fo:font-weight="bold" style:font-weight-asian="bold"/>
    </style:style>
    <style:style style:name="P9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 fo:font-size="10pt" style:font-size-asian="10pt"/>
    </style:style>
    <style:style style:name="T97" style:parent-style-name="StrongEmphasis" style:family="text">
      <style:text-properties fo:font-size="10pt" style:font-size-asian="10pt"/>
    </style:style>
    <style:style style:name="T98" style:parent-style-name="DefaultParagraphFont" style:family="text">
      <style:text-properties style:font-name="Times New Roman" fo:font-size="10pt" style:font-size-asian="10pt"/>
    </style:style>
    <style:style style:name="T99" style:parent-style-name="StrongEmphasis" style:family="text">
      <style:text-properties fo:font-size="10pt" style:font-size-asian="10pt"/>
    </style:style>
    <style:style style:name="T100" style:parent-style-name="DefaultParagraphFont" style:family="text">
      <style:text-properties style:font-name="Times New Roman" fo:font-size="10pt" style:font-size-asian="10pt"/>
    </style:style>
    <style:style style:name="T101" style:parent-style-name="DefaultParagraphFont" style:family="text">
      <style:text-properties style:font-name="Times New Roman"/>
    </style:style>
    <style:style style:name="P10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103" style:parent-style-name="Standard" style:family="paragraph">
      <style:paragraph-properties fo:margin-left="0.8958in" fo:text-indent="-0.302in">
        <style:tab-stops/>
      </style:paragraph-properties>
    </style:style>
    <style:style style:name="T104" style:parent-style-name="DefaultParagraphFont" style:family="text">
      <style:text-properties style:font-name="Times New Roman"/>
    </style:style>
    <style:style style:name="T105" style:parent-style-name="DefaultParagraphFont" style:family="text">
      <style:text-properties style:font-name="Times New Roman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P11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11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P11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1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1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1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P12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2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2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12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27" style:parent-style-name="DefaultParagraphFont" style:family="text">
      <style:text-properties style:font-name="Times New Roman"/>
    </style:style>
    <style:style style:name="T128" style:parent-style-name="DefaultParagraphFont" style:family="text">
      <style:text-properties style:font-name="Times New Roman"/>
    </style:style>
    <style:style style:name="T129" style:parent-style-name="DefaultParagraphFont" style:family="text">
      <style:text-properties style:font-name="Times New Roman"/>
    </style:style>
    <style:style style:name="T130" style:parent-style-name="DefaultParagraphFont" style:family="text">
      <style:text-properties style:font-name="Times New Roman"/>
    </style:style>
    <style:style style:name="P13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3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3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3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13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36" style:parent-style-name="DefaultParagraphFont" style:family="text">
      <style:text-properties style:font-name="Times New Roman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/>
    </style:style>
    <style:style style:name="P14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4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4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4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14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45" style:parent-style-name="DefaultParagraphFont" style:family="text">
      <style:text-properties style:font-name="Times New Roman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/>
    </style:style>
    <style:style style:name="P14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4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5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5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15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/>
    </style:style>
    <style:style style:name="P15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15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 fo:font-weight="bold" style:font-weight-asian="bold"/>
    </style:style>
    <style:style style:name="T162" style:parent-style-name="DefaultParagraphFont" style:family="text">
      <style:text-properties style:font-name="Times New Roman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P165" style:parent-style-name="Standard" style:family="paragraph">
      <style:paragraph-properties fo:margin-left="0.5937in" fo:text-indent="-0.302in">
        <style:tab-stops>
          <style:tab-stop style:type="left" style:position="3.7187in"/>
        </style:tab-stops>
      </style:paragraph-properties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 fo:font-weight="bold" style:font-weight-asian="bold"/>
    </style:style>
    <style:style style:name="T168" style:parent-style-name="DefaultParagraphFont" style:family="text">
      <style:text-properties style:font-name="Times New Roman"/>
    </style:style>
    <style:style style:name="P169" style:parent-style-name="Standard" style:family="paragraph">
      <style:paragraph-properties fo:margin-left="0.5937in" fo:text-indent="-0.302in">
        <style:tab-stops>
          <style:tab-stop style:type="left" style:position="3.7187in"/>
        </style:tab-stops>
      </style:paragraph-properties>
      <style:text-properties style:font-name="Times New Roman" fo:font-weight="bold" style:font-weight-asian="bold"/>
    </style:style>
    <style:style style:name="P17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 fo:font-size="10pt" style:font-size-asian="10pt"/>
    </style:style>
    <style:style style:name="T175" style:parent-style-name="DefaultParagraphFont" style:family="text">
      <style:text-properties style:font-name="Times New Roman" fo:font-weight="bold" style:font-weight-asian="bold" fo:font-size="10pt" style:font-size-asian="10pt"/>
    </style:style>
    <style:style style:name="T176" style:parent-style-name="DefaultParagraphFont" style:family="text">
      <style:text-properties style:font-name="Times New Roman" fo:font-size="10pt" style:font-size-asian="10pt"/>
    </style:style>
    <style:style style:name="T177" style:parent-style-name="DefaultParagraphFont" style:family="text">
      <style:text-properties style:font-name="Times New Roman"/>
    </style:style>
    <style:style style:name="P178" style:parent-style-name="Standard" style:family="paragraph">
      <style:paragraph-properties fo:margin-left="0.8958in" fo:text-indent="-0.302in">
        <style:tab-stops/>
      </style:paragraph-properties>
      <style:text-properties style:font-name="Times New Roman" fo:font-size="8pt" style:font-size-asian="8pt" style:font-size-complex="8pt"/>
    </style:style>
    <style:style style:name="P179" style:parent-style-name="Standard" style:family="paragraph">
      <style:paragraph-properties fo:margin-left="0.8958in" fo:text-indent="-0.302in">
        <style:tab-stops/>
      </style:paragraph-properties>
    </style:style>
    <style:style style:name="T180" style:parent-style-name="DefaultParagraphFont" style:family="text">
      <style:text-properties style:font-name="Times New Roman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/>
    </style:style>
    <style:style style:name="P18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18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/>
    </style:style>
    <style:style style:name="T189" style:parent-style-name="DefaultParagraphFont" style:family="text">
      <style:text-properties style:font-name="Times New Roman" fo:font-weight="bold" style:font-weight-asian="bold"/>
    </style:style>
    <style:style style:name="T190" style:parent-style-name="DefaultParagraphFont" style:family="text">
      <style:text-properties style:font-name="Times New Roman"/>
    </style:style>
    <style:style style:name="T191" style:parent-style-name="DefaultParagraphFont" style:family="text">
      <style:text-properties style:font-name="Times New Roman"/>
    </style:style>
    <style:style style:name="T192" style:parent-style-name="DefaultParagraphFont" style:family="text">
      <style:text-properties style:font-name="Times New Roman"/>
    </style:style>
    <style:style style:name="P19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9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19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/>
    </style:style>
    <style:style style:name="T198" style:parent-style-name="DefaultParagraphFont" style:family="text">
      <style:text-properties style:font-name="Times New Roman"/>
    </style:style>
    <style:style style:name="T199" style:parent-style-name="DefaultParagraphFont" style:family="text">
      <style:text-properties style:font-name="Times New Roman"/>
    </style:style>
    <style:style style:name="P20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0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0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P20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0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1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1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1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/>
    </style:style>
    <style:style style:name="T215" style:parent-style-name="DefaultParagraphFont" style:family="text">
      <style:text-properties style:font-name="Times New Roman"/>
    </style:style>
    <style:style style:name="T216" style:parent-style-name="StrongEmphasis" style:family="text">
      <style:text-properties fo:font-weight="normal" style:font-weight-asian="normal"/>
    </style:style>
    <style:style style:name="P21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21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/>
    </style:style>
    <style:style style:name="T221" style:parent-style-name="DefaultParagraphFont" style:family="text">
      <style:text-properties style:font-name="Times New Roman"/>
    </style:style>
    <style:style style:name="P22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2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/>
    </style:style>
    <style:style style:name="P22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2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2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3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3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32" style:parent-style-name="Textbody" style:family="paragraph">
      <style:paragraph-properties fo:margin-left="0.5729in" fo:text-indent="-0.2916in">
        <style:tab-stops/>
      </style:paragraph-properties>
    </style:style>
    <style:style style:name="T233" style:parent-style-name="StrongEmphasis" style:family="text">
      <style:text-properties style:font-name="Times New Roman" fo:font-weight="normal" style:font-weight-asian="normal" style:font-weight-complex="normal"/>
    </style:style>
    <style:style style:name="T234" style:parent-style-name="StrongEmphasis" style:family="text">
      <style:text-properties style:font-name="Times New Roman"/>
    </style:style>
    <style:style style:name="P23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 fo:font-size="10pt" style:font-size-asian="10pt"/>
    </style:style>
    <style:style style:name="T240" style:parent-style-name="StrongEmphasis" style:family="text">
      <style:text-properties fo:font-size="10pt" style:font-size-asian="10pt"/>
    </style:style>
    <style:style style:name="T241" style:parent-style-name="DefaultParagraphFont" style:family="text">
      <style:text-properties style:font-name="Times New Roman" fo:font-size="10pt" style:font-size-asian="10pt"/>
    </style:style>
    <style:style style:name="T242" style:parent-style-name="DefaultParagraphFont" style:family="text">
      <style:text-properties style:font-name="Times New Roman" fo:font-size="10pt" style:font-size-asian="10pt"/>
    </style:style>
    <style:style style:name="T243" style:parent-style-name="StrongEmphasis" style:family="text">
      <style:text-properties fo:font-size="10pt" style:font-size-asian="10pt"/>
    </style:style>
    <style:style style:name="T244" style:parent-style-name="DefaultParagraphFont" style:family="text">
      <style:text-properties style:font-name="Times New Roman" fo:font-size="10pt" style:font-size-asian="10pt"/>
    </style:style>
    <style:style style:name="T245" style:parent-style-name="DefaultParagraphFont" style:family="text">
      <style:text-properties style:font-name="Times New Roman"/>
    </style:style>
    <style:style style:name="P246" style:parent-style-name="Standard" style:family="paragraph">
      <style:paragraph-properties fo:margin-left="0.8958in" fo:text-indent="-0.302in">
        <style:tab-stops/>
      </style:paragraph-properties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P251" style:parent-style-name="Standard" style:family="paragraph">
      <style:paragraph-properties fo:margin-left="0.5937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25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 fo:font-weight="bold" style:font-weight-asian="bold"/>
    </style:style>
    <style:style style:name="T257" style:parent-style-name="DefaultParagraphFont" style:family="text">
      <style:text-properties style:font-name="Times New Roman"/>
    </style:style>
    <style:style style:name="T258" style:parent-style-name="DefaultParagraphFont" style:family="text">
      <style:text-properties style:font-name="Times New Roman"/>
    </style:style>
    <style:style style:name="P25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6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6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/>
    </style:style>
    <style:style style:name="P26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6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6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70" style:parent-style-name="DefaultParagraphFont" style:family="text">
      <style:text-properties style:font-name="Times New Roman"/>
    </style:style>
    <style:style style:name="T271" style:parent-style-name="DefaultParagraphFont" style:family="text">
      <style:text-properties style:font-name="Times New Roman"/>
    </style:style>
    <style:style style:name="T272" style:parent-style-name="DefaultParagraphFont" style:family="text">
      <style:text-properties style:font-name="Times New Roman"/>
    </style:style>
    <style:style style:name="T273" style:parent-style-name="DefaultParagraphFont" style:family="text">
      <style:text-properties style:font-name="Times New Roman"/>
    </style:style>
    <style:style style:name="P27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7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7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7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27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/>
    </style:style>
    <style:style style:name="T283" style:parent-style-name="DefaultParagraphFont" style:family="text">
      <style:text-properties style:font-name="Times New Roman"/>
    </style:style>
    <style:style style:name="P284" style:parent-style-name="Textbody" style:family="paragraph">
      <style:paragraph-properties fo:margin-left="0.5833in" fo:text-indent="-0.2916in">
        <style:tab-stops/>
      </style:paragraph-properties>
    </style:style>
    <style:style style:name="T285" style:parent-style-name="DefaultParagraphFont" style:family="text">
      <style:text-properties style:font-name="Times New Roman"/>
    </style:style>
    <style:style style:name="T286" style:parent-style-name="StrongEmphasis" style:family="text">
      <style:text-properties style:font-name="Times New Roman"/>
    </style:style>
    <style:style style:name="T287" style:parent-style-name="StrongEmphasis" style:family="text">
      <style:text-properties style:font-name="Times New Roman"/>
    </style:style>
    <style:style style:name="P28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289" style:parent-style-name="DefaultParagraphFont" style:family="text">
      <style:text-properties style:font-name="Times New Roman"/>
    </style:style>
    <style:style style:name="T290" style:parent-style-name="DefaultParagraphFont" style:family="text">
      <style:text-properties style:font-name="Times New Roman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 fo:font-size="10pt" style:font-size-asian="10pt"/>
    </style:style>
    <style:style style:name="T293" style:parent-style-name="StrongEmphasis" style:family="text">
      <style:text-properties fo:font-size="10pt" style:font-size-asian="10pt"/>
    </style:style>
    <style:style style:name="T294" style:parent-style-name="DefaultParagraphFont" style:family="text">
      <style:text-properties style:font-name="Times New Roman" fo:font-size="10pt" style:font-size-asian="10pt"/>
    </style:style>
    <style:style style:name="P29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296" style:parent-style-name="Standard" style:family="paragraph">
      <style:paragraph-properties fo:margin-left="0.8958in" fo:text-indent="-0.302in">
        <style:tab-stops/>
      </style:paragraph-properties>
    </style:style>
    <style:style style:name="T297" style:parent-style-name="StrongEmphasis" style:family="text">
      <style:text-properties fo:font-weight="normal" style:font-weight-asian="normal"/>
    </style:style>
    <style:style style:name="T298" style:parent-style-name="StrongEmphasis" style:family="text">
      <style:text-properties fo:font-weight="normal" style:font-weight-asian="normal"/>
    </style:style>
    <style:style style:name="T299" style:parent-style-name="StrongEmphasis" style:family="text">
      <style:text-properties fo:font-weight="normal" style:font-weight-asian="normal"/>
    </style:style>
    <style:style style:name="T300" style:parent-style-name="StrongEmphasis" style:family="text">
      <style:text-properties fo:font-weight="normal" style:font-weight-asian="normal"/>
    </style:style>
    <style:style style:name="P30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30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03" style:parent-style-name="DefaultParagraphFont" style:family="text">
      <style:text-properties style:font-name="Times New Roman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/>
    </style:style>
    <style:style style:name="T307" style:parent-style-name="DefaultParagraphFont" style:family="text">
      <style:text-properties style:font-name="Times New Roman"/>
    </style:style>
    <style:style style:name="P30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 fo:font-size="6pt" style:font-size-asian="6pt" style:font-size-complex="6pt"/>
    </style:style>
    <style:style style:name="P309" style:parent-style-name="Standard" style:family="paragraph">
      <style:paragraph-properties fo:margin-left="0.8958in" fo:text-indent="-0.302in">
        <style:tab-stops/>
      </style:paragraph-properties>
    </style:style>
    <style:style style:name="T310" style:parent-style-name="DefaultParagraphFont" style:family="text">
      <style:text-properties style:font-name="Times New Roman"/>
    </style:style>
    <style:style style:name="T311" style:parent-style-name="DefaultParagraphFont" style:family="text">
      <style:text-properties style:font-name="Times New Roman"/>
    </style:style>
    <style:style style:name="T312" style:parent-style-name="DefaultParagraphFont" style:family="text">
      <style:text-properties style:font-name="Times New Roman"/>
    </style:style>
    <style:style style:name="T313" style:parent-style-name="DefaultParagraphFont" style:family="text">
      <style:text-properties style:font-name="Times New Roman"/>
    </style:style>
    <style:style style:name="P31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1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1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1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1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1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 fo:font-size="10pt" style:font-size-asian="10pt" style:font-size-complex="10pt"/>
    </style:style>
    <style:style style:name="T323" style:parent-style-name="DefaultParagraphFont" style:family="text">
      <style:text-properties style:font-name="Times New Roman" fo:font-size="10pt" style:font-size-asian="10pt" style:font-size-complex="10pt"/>
    </style:style>
    <style:style style:name="P32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2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2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27" style:parent-style-name="DefaultParagraphFont" style:family="text">
      <style:text-properties style:font-name="Times New Roman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 fo:font-weight="bold" style:font-weight-asian="bold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 fo:font-size="10pt" style:font-size-asian="10pt"/>
    </style:style>
    <style:style style:name="T332" style:parent-style-name="StrongEmphasis" style:family="text">
      <style:text-properties fo:font-size="10pt" style:font-size-asian="10pt"/>
    </style:style>
    <style:style style:name="T333" style:parent-style-name="DefaultParagraphFont" style:family="text">
      <style:text-properties style:font-name="Times New Roman" fo:font-size="10pt" style:font-size-asian="10pt"/>
    </style:style>
    <style:style style:name="P33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3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3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 fo:font-size="10pt" style:font-size-asian="10pt"/>
    </style:style>
    <style:style style:name="T341" style:parent-style-name="StrongEmphasis" style:family="text">
      <style:text-properties style:font-name="Times New Roman" fo:font-size="10pt" style:font-size-asian="10pt"/>
    </style:style>
    <style:style style:name="T342" style:parent-style-name="DefaultParagraphFont" style:family="text">
      <style:text-properties style:font-name="Times New Roman" fo:font-size="10pt" style:font-size-asian="10pt"/>
    </style:style>
    <style:style style:name="T343" style:parent-style-name="DefaultParagraphFont" style:family="text">
      <style:text-properties style:font-name="Times New Roman" fo:font-weight="bold" style:font-weight-asian="bold" fo:font-size="10pt" style:font-size-asian="10pt"/>
    </style:style>
    <style:style style:name="T344" style:parent-style-name="DefaultParagraphFont" style:family="text">
      <style:text-properties style:font-name="Times New Roman" fo:font-size="10pt" style:font-size-asian="10pt"/>
    </style:style>
    <style:style style:name="T345" style:parent-style-name="DefaultParagraphFont" style:family="text">
      <style:text-properties style:font-name="Times New Roman" fo:font-weight="bold" style:font-weight-asian="bold" fo:font-size="10pt" style:font-size-asian="10pt"/>
    </style:style>
    <style:style style:name="T346" style:parent-style-name="DefaultParagraphFont" style:family="text">
      <style:text-properties style:font-name="Times New Roman" fo:font-size="10pt" style:font-size-asian="10pt"/>
    </style:style>
    <style:style style:name="P34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4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4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5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5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/>
    </style:style>
    <style:style style:name="P356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57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5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/>
    </style:style>
    <style:style style:name="P36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6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6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65" style:parent-style-name="DefaultParagraphFont" style:family="text">
      <style:text-properties style:font-name="Times New Roman"/>
    </style:style>
    <style:style style:name="T366" style:parent-style-name="DefaultParagraphFont" style:family="text">
      <style:text-properties style:font-name="Times New Roman"/>
    </style:style>
    <style:style style:name="T367" style:parent-style-name="DefaultParagraphFont" style:family="text">
      <style:text-properties style:font-name="Times New Roman"/>
    </style:style>
    <style:style style:name="P368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69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70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7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7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7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7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75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 fo:font-weight="bold" style:font-weight-asian="bold"/>
    </style:style>
    <style:style style:name="T380" style:parent-style-name="DefaultParagraphFont" style:family="text">
      <style:text-properties style:font-name="Times New Roman"/>
    </style:style>
    <style:style style:name="P381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82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83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84" style:parent-style-name="Standard" style:family="paragraph">
      <style:paragraph-properties fo:margin-left="0.8958in" fo:text-indent="-0.302in">
        <style:tab-stops>
          <style:tab-stop style:type="left" style:position="3.7187in"/>
        </style:tab-stops>
      </style:paragraph-properties>
      <style:text-properties style:font-name="Times New Roman"/>
    </style:style>
    <style:style style:name="P385" style:parent-style-name="Standard" style:family="paragraph">
      <style:paragraph-properties fo:margin-left="0.2916in" fo:text-indent="-0.302in">
        <style:tab-stops>
          <style:tab-stop style:type="left" style:position="3.7187in"/>
        </style:tab-stops>
      </style:paragraph-properties>
    </style:style>
    <style:style style:name="T386" style:parent-style-name="DefaultParagraphFont" style:family="text">
      <style:text-properties style:font-name="Times New Roman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/>
    </style:style>
  </office:automatic-styles>
  <office:body>
    <office:text text:use-soft-page-breaks="true">
      <text:h text:style-name="P1" text:outline-level="1">REVIEWER 1 NAME: __________Micheal Earl__________</text:h>
      <text:h text:style-name="Heading1" text:outline-level="1">REVIEWER 2 NAME: __________Daniel Desforges______</text:h>
      <text:h text:style-name="Heading1" text:outline-level="1">REVIEWER 3 NAME: __________Henry Morgan_________</text:h>
      <text:h text:style-name="Heading1" text:outline-level="1">REVIEWER 4 NAME: __________Noah Levine___________________</text:h>
      <text:h text:style-name="Heading1" text:outline-level="1">WHOSE SUB-MILESTONE: ____ Henry Morgan_____________________</text:h>
      <text:p text:style-name="Title">CS 325 - Model Sub-milestone Reviews -<text:s/>2019-10-18</text:p>
      <text:list text:style-name="List1">
        <text:list-item>
          <text:p text:style-name="P3">Today's lab exercise will be reviewing project model sub-milestones -- your lab exerciser grade for today will be based on your reviews.</text:p>
        </text:list-item>
        <text:list-item>
          <text:p text:style-name="P4">The purposes of these reviews include:</text:p>
        </text:list-item>
      </text:list>
      <text:list text:style-name="List2">
        <text:list-item>
          <text:p text:style-name="P5">getting some experience<text:s/><text:span text:style-name="StrongEmphasis">reading</text:span><text:s/>database models</text:p>
        </text:list-item>
        <text:list-item>
          <text:p text:style-name="P6">hopefully giving you<text:s/>each<text:s/><text:span text:style-name="Emphasis">some</text:span><text:s/>useful feedback to use to improve your project database model</text:p>
        </text:list-item>
      </text:list>
      <text:list text:style-name="List1" text:continue-numbering="true">
        <text:list-item>
          <text:p text:style-name="P7">Working in<text:s/><text:span text:style-name="StrongEmphasis">pairs</text:span>, for each model draft, study it, and fill out a copy of this review form.</text:p>
        </text:list-item>
        <text:list-item>
          <text:p text:style-name="P8">You are encouraged to make notes on the model copy as well as on this review form.</text:p>
        </text:list-item>
        <text:list-item>
          <text:p text:style-name="P9">You will get a certain amount of time per model, and you are expected to fill out as much of the form as you can.</text:p>
        </text:list-item>
      </text:list>
      <text:list text:style-name="List2" text:continue-numbering="true">
        <text:list-item>
          <text:p text:style-name="P10">If you finish the form before the time is up,<text:s/><text:span text:style-name="StrongEmphasis">help</text:span><text:s/>another pair with their review.</text:p>
        </text:list-item>
      </text:list>
      <text:p text:style-name="P11"><text:span text:style-name="StrongEmphasis">NOTE:</text:span></text:p>
      <text:list text:style-name="List1" text:continue-numbering="true">
        <text:list-item>
          <text:p text:style-name="P12"><text:span text:style-name="T13">CONSTRUCTIVE, THOUGHTFUL COMMENTS ARE EXPECTED.</text:span><text:span text:style-name="T14"><text:s/>REMEMBER that y</text:span><text:span text:style-name="T15">our comments will be given to the model creator.</text:span></text:p>
        </text:list-item>
      </text:list>
      <text:list text:style-name="List2" text:continue-numbering="true">
        <text:list-item>
          <text:p text:style-name="P16"><text:span text:style-name="T17">If I notice or hear of any that are inappropriate, your clicker grade for today will be affected, and your project model sub-milestone grade<text:s/></text:span><text:span text:style-name="Emphasis">may</text:span><text:span text:style-name="T18"><text:s/>be affected as well.</text:span></text:p>
        </text:list-item>
        <text:list-item>
          <text:p text:style-name="P19"><text:span text:style-name="T20">The model creator will receive comments t</text:span><text:span text:style-name="T21">o help them to revise/improve their project model draft, but I<text:s/></text:span><text:span text:style-name="StrongEmphasis">will not</text:span><text:span text:style-name="T22"><text:s/>have had a chance to check these for correctness;<text:s/></text:span><text:span text:style-name="StrongEmphasis">keep this in mind</text:span><text:span text:style-name="T23">.</text:span></text:p>
        </text:list-item>
      </text:list>
      <text:list text:style-name="List1" text:continue-numbering="true">
        <text:list-item>
          <text:p text:style-name="P24"><text:span text:style-name="T25">(Using this form to perform a<text:s/></text:span><text:span text:style-name="StrongEmphasis">self-review</text:span><text:span text:style-name="T26"><text:s/>of your model would be a good idea, as well.)</text:span></text:p>
        </text:list-item>
      </text:list>
      <text:p text:style-name="P27">*<text:tab/>does model include:</text:p>
      <text:p text:style-name="P28">*<text:tab/>...<text:span text:style-name="T29">entity classes</text:span>?<text:s/><text:tab/>(circle one):<text:tab/><text:s text:c="3"/><text:span text:style-name="StrongEmphasis">YES</text:span><text:span text:style-name="StrongEmphasis"><text:tab/>NO</text:span></text:p>
      <text:p text:style-name="P30">*<text:tab/>do any look like they are really an<text:s/><text:span text:style-name="StrongEmphasis">attribute</text:span>, rather than an entity class?</text:p>
      <text:p text:style-name="P31"/>
      <text:p text:style-name="P32">Yes</text:p>
      <text:p text:style-name="P33"/>
      <text:p text:style-name="P34"/>
      <text:p text:style-name="P35"><text:span text:style-name="T36">*</text:span><text:span text:style-name="T37"><text:tab/>do any look like<text:s/></text:span><text:span text:style-name="StrongEmphasis">instances</text:span><text:span text:style-name="T38"><text:s/>of an entity, rather than an entity class?</text:span><text:span text:style-name="T39"><text:tab/></text:span></text:p>
      <text:p text:style-name="P40"/>
      <text:p text:style-name="P41"/>
      <text:p text:style-name="P42">Yes</text:p>
      <text:p text:style-name="P43"/>
      <text:p text:style-name="P44"><text:span text:style-name="T45">*</text:span><text:span text:style-name="T46"><text:tab/>do any look like<text:s/></text:span><text:span text:style-name="StrongEmphasis">single</text:span><text:span text:style-name="T47"><text:s/>items rather than entity class</text:span><text:span text:style-name="T48">es?</text:span><text:span text:style-name="T49"><text:s/>No</text:span></text:p>
      <text:p text:style-name="P50"><text:span text:style-name="T51">*</text:span><text:span text:style-name="T52"><text:tab/>does it look like<text:s/></text:span><text:span text:style-name="StrongEmphasis">supertype/subtype</text:span><text:span text:style-name="T53"><text:s/>situations have perhaps been overlooked?</text:span><text:span text:style-name="T54"><text:s/>No</text:span></text:p>
      <text:p text:style-name="P55"/>
      <text:p text:style-name="P56"/>
      <text:p text:style-name="P57"/>
      <text:p text:style-name="P58"><text:span text:style-name="T59">*</text:span><text:span text:style-name="T60"><text:tab/>[in a quick pass], are there any obvious entity classes<text:s/></text:span><text:span text:style-name="StrongEmphasis">missing</text:span><text:span text:style-name="T61">?</text:span><text:span text:style-name="T62"><text:s/>No</text:span></text:p>
      <text:p text:style-name="P63"/>
      <text:p text:style-name="P64"/>
      <text:p text:style-name="P65"/>
      <text:p text:style-name="P66"><text:span text:style-name="T67">*</text:span><text:span text:style-name="T68"><text:tab/>remembering that, for PROJECT purposes, a supertype and its subtypes are "counted" as 1 entity<text:s/></text:span><text:span text:style-name="T69">class: are there<text:s/></text:span><text:span text:style-name="StrongEmphasis">at least 5 significantly-different entity classes</text:span><text:span text:style-name="T70"><text:s/>?</text:span></text:p>
      <text:p text:style-name="P71"><text:span text:style-name="T72"><text:tab/></text:span><text:span text:style-name="T73"><text:tab/></text:span><text:span text:style-name="T74"><text:tab/></text:span><text:span text:style-name="T75"><text:tab/></text:span><text:span text:style-name="T76"><text:tab/>(circle one):</text:span><text:span text:style-name="T77"><text:tab/><text:s text:c="3"/></text:span><text:span text:style-name="StrongEmphasis"><text:tab/>NO</text:span></text:p>
      <text:p text:style-name="P78"/>
      <text:p text:style-name="P79"><text:span text:style-name="T80">*</text:span><text:span text:style-name="T81"><text:tab/>do you have any other comments related to the<text:s/></text:span><text:span text:style-name="T82">entity classes</text:span><text:span text:style-name="T83"><text:s/>depicted within this model?</text:span></text:p>
      <text:p text:style-name="P84"/>
      <text:p text:style-name="P85">No</text:p>
      <text:p text:style-name="P86"/>
      <text:p text:style-name="P87"/>
      <text:p text:style-name="P88"/>
      <text:p text:style-name="P89">*<text:tab/>...<text:span text:style-name="T90">relationships</text:span>?<text:s/><text:tab/>(circle one):<text:tab/><text:s text:c="3"/><text:span text:style-name="StrongEmphasis">YES</text:span></text:p>
      <text:p text:style-name="P91"><text:span text:style-name="T92">*</text:span><text:span text:style-name="T93"><text:tab/>do the<text:s/></text:span><text:span text:style-name="T94">relationships use the required course<text:s/></text:span><text:span text:style-name="StrongEmphasis">notation</text:span><text:span text:style-name="T95"><text:s/></text:span><text:span text:style-name="T96">(a line connecting the related attributes, with a<text:s/></text:span><text:span text:style-name="T97">diamond</text:span><text:span text:style-name="T98"><text:s/>on that line, and there is a descriptive<text:s/></text:span><text:span text:style-name="T99">name</text:span><text:span text:style-name="T100"><text:s/>for that relationship on or near the diamond)</text:span><text:span text:style-name="T101">?</text:span></text:p>
      <text:p text:style-name="P102"/>
      <text:p text:style-name="P103"><text:span text:style-name="T104"><text:tab/></text:span><text:span text:style-name="T105"><text:tab/></text:span><text:span text:style-name="T106"><text:tab/></text:span><text:span text:style-name="T107"><text:tab/></text:span><text:span text:style-name="T108"><text:tab/>(circle one):</text:span><text:span text:style-name="T109"><text:tab/><text:s text:c="3"/></text:span><text:span text:style-name="StrongEmphasis">YES</text:span><text:span text:style-name="StrongEmphasis"><text:tab/>NO</text:span></text:p>
      <text:p text:style-name="P110"/>
      <text:p text:style-name="P111"><text:span text:style-name="T112">*</text:span><text:span text:style-name="T113"><text:tab/>are the relationship name</text:span><text:span text:style-name="T114">s mostly<text:s/></text:span><text:span text:style-name="StrongEmphasis">unique</text:span><text:span text:style-name="T115">?</text:span></text:p>
      <text:p text:style-name="P116"/>
      <text:p text:style-name="P117">YES</text:p>
      <text:p text:style-name="P118"/>
      <text:p text:style-name="P119"><text:span text:style-name="T120">*</text:span><text:span text:style-name="T121"><text:tab/>are the relationship names reasonably<text:s/></text:span><text:span text:style-name="StrongEmphasis">descriptive</text:span><text:span text:style-name="T122">?</text:span></text:p>
      <text:p text:style-name="P123"/>
      <text:p text:style-name="P124">Yes</text:p>
      <text:p text:style-name="P125"/>
      <text:p text:style-name="P126"><text:span text:style-name="T127">*</text:span><text:span text:style-name="T128"><text:tab/>do any of the relationships here look<text:s/></text:span><text:span text:style-name="StrongEmphasis">unnecessary</text:span><text:span text:style-name="T129"><text:s/>(they should really be<text:s/></text:span><text:span text:style-name="StrongEmphasis">implied</text:span><text:span text:style-name="T130"><text:s/>by other relationships instead)?</text:span></text:p>
      <text:p text:style-name="P131"/>
      <text:p text:style-name="P132">Yes comment noted as too redundant username</text:p>
      <text:p text:style-name="P133"/>
      <text:p text:style-name="P134"/>
      <text:p text:style-name="P135"><text:span text:style-name="T136">*</text:span><text:span text:style-name="T137"><text:tab/>do the relationships shown involve<text:s/></text:span><text:span text:style-name="StrongEmphasis">appropriate</text:span><text:span text:style-name="T138"><text:s/>entity<text:s/></text:span><text:span text:style-name="T139">classes?</text:span></text:p>
      <text:p text:style-name="P140"/>
      <text:p text:style-name="P141">Yes</text:p>
      <text:p text:style-name="P142"/>
      <text:p text:style-name="P143"/>
      <text:p text:style-name="P144"><text:span text:style-name="T145">*</text:span><text:span text:style-name="T146"><text:tab/>[in a quick pass], do any significant/obvious relationships seem to be<text:s/></text:span><text:span text:style-name="StrongEmphasis">missing</text:span><text:span text:style-name="T147">?</text:span></text:p>
      <text:p text:style-name="P148"/>
      <text:p text:style-name="P149">No</text:p>
      <text:p text:style-name="P150"/>
      <text:p text:style-name="P151"/>
      <text:p text:style-name="P152"><text:span text:style-name="T153">*</text:span><text:span text:style-name="T154"><text:tab/>are there at least<text:s/></text:span><text:span text:style-name="StrongEmphasis">four</text:span><text:span text:style-name="T155"><text:s/>reasonable relationships? <text:s text:c="2"/>(circle one):</text:span><text:span text:style-name="T156"><text:tab/><text:s text:c="3"/></text:span><text:span text:style-name="StrongEmphasis">YES</text:span></text:p>
      <text:p text:style-name="P157"/>
      <text:soft-page-break/>
      <text:p text:style-name="P158"><text:span text:style-name="T159">*</text:span><text:span text:style-name="T160"><text:tab/>do you have any other comments related to the<text:s/></text:span><text:span text:style-name="T161">relationships</text:span><text:span text:style-name="T162"><text:s/>depicted within<text:s/></text:span><text:span text:style-name="T163">this model?</text:span><text:span text:style-name="T164"><text:s/>No</text:span></text:p>
      <text:p text:style-name="P165"><text:span text:style-name="T166">*</text:span><text:span text:style-name="T167"><text:tab/>...maximum cardinalities?</text:span><text:span text:style-name="T168"><text:s text:c="6"/>(circle one): <text:s text:c="2"/></text:span><text:span text:style-name="StrongEmphasis"><text:tab/>NO</text:span></text:p>
      <text:p text:style-name="P169"/>
      <text:p text:style-name="P170"><text:span text:style-name="T171">*</text:span><text:span text:style-name="T172"><text:tab/>do these use the required course<text:s/></text:span><text:span text:style-name="StrongEmphasis">notation</text:span><text:span text:style-name="T173"><text:s/></text:span><text:span text:style-name="T174">(a 1, M, or N near<text:s/></text:span><text:span text:style-name="T175">each</text:span><text:span text:style-name="T176"><text:s/>relationship line connecting to an entity)</text:span><text:span text:style-name="T177">?</text:span></text:p>
      <text:p text:style-name="P178"/>
      <text:p text:style-name="P179"><text:span text:style-name="T180"><text:tab/></text:span><text:span text:style-name="T181"><text:tab/></text:span><text:span text:style-name="T182"><text:tab/>(circle one):</text:span><text:span text:style-name="T183"><text:tab/></text:span><text:span text:style-name="StrongEmphasis"><text:tab/>NO</text:span></text:p>
      <text:p text:style-name="P184"/>
      <text:p text:style-name="P185"><text:span text:style-name="T186">*</text:span><text:span text:style-name="T187"><text:tab/>are they included on<text:s/></text:span><text:span text:style-name="StrongEmphasis">both<text:s/></text:span><text:span text:style-name="T188">ends for<text:s/></text:span><text:span text:style-name="T189">every</text:span><text:span text:style-name="T190"><text:s/></text:span><text:span text:style-name="T191">(non-supertype/subtype) relationship?</text:span><text:span text:style-name="T192"><text:s/>no</text:span></text:p>
      <text:p text:style-name="P193"/>
      <text:p text:style-name="P194"/>
      <text:p text:style-name="P195"><text:span text:style-name="T196">*</text:span><text:span text:style-name="T197"><text:tab/>for each relationship -- do the cardinality constraints seem to be on the "</text:span><text:span text:style-name="StrongEmphasis">correct</text:span><text:span text:style-name="T198">" end, or do they seem to be reversed?</text:span><text:span text:style-name="T199"><text:s/>NA</text:span></text:p>
      <text:p text:style-name="P200"/>
      <text:p text:style-name="P201"/>
      <text:p text:style-name="P202"><text:span text:style-name="T203">*</text:span><text:span text:style-name="T204"><text:tab/>for each relationship -- do the cardinality constraints seem<text:s/></text:span><text:span text:style-name="StrongEmphasis">reasonable</text:span><text:span text:style-name="T205">? (should they add</text:span><text:span text:style-name="T206"><text:s/>business rule(s) to support them?)</text:span><text:span text:style-name="T207"><text:s/>NA</text:span></text:p>
      <text:p text:style-name="P208"/>
      <text:p text:style-name="P209"/>
      <text:p text:style-name="P210"/>
      <text:p text:style-name="P211"/>
      <text:p text:style-name="P212"><text:span text:style-name="T213">*</text:span><text:span text:style-name="T214"><text:tab/>is there at least one reasonable<text:s/></text:span><text:span text:style-name="StrongEmphasis">1:N</text:span><text:span text:style-name="T215"><text:s/>relationship depicted?</text:span><text:span text:style-name="T216"><text:s text:c="4"/>(circle one): <text:s text:c="3"/></text:span><text:span text:style-name="StrongEmphasis"><text:s text:c="4"/>NO</text:span></text:p>
      <text:p text:style-name="P217"/>
      <text:p text:style-name="P218"><text:span text:style-name="T219">*</text:span><text:span text:style-name="T220"><text:tab/>is there at least one reasonable<text:s/></text:span><text:span text:style-name="StrongEmphasis">M:N<text:s/></text:span><text:span text:style-name="T221">relationship depicted? <text:s/>(circle one): <text:s text:c="2"/></text:span><text:span text:style-name="StrongEmphasis"><text:tab/></text:span><text:span text:style-name="StrongEmphasis">NO</text:span></text:p>
      <text:p text:style-name="P222"/>
      <text:p text:style-name="P223"><text:span text:style-name="T224">*</text:span><text:span text:style-name="T225"><text:tab/>do you have any other commen</text:span><text:span text:style-name="T226">ts about this model's<text:s/></text:span><text:span text:style-name="StrongEmphasis">maximum<text:s/></text:span>cardinalities?</text:p>
      <text:p text:style-name="P227"/>
      <text:p text:style-name="P228">NO</text:p>
      <text:p text:style-name="P229"/>
      <text:p text:style-name="P230"/>
      <text:p text:style-name="P231"/>
      <text:p text:style-name="P232">*<text:tab/>...<text:span text:style-name="StrongEmphasis">minimum cardinalities</text:span>?<text:span text:style-name="T233"><text:s text:c="6"/>(circle one): <text:s text:c="3"/></text:span><text:span text:style-name="T234"><text:tab/>NO</text:span></text:p>
      <text:p text:style-name="P235"><text:span text:style-name="T236">*</text:span><text:span text:style-name="T237"><text:tab/>do these use the required course<text:s/></text:span><text:span text:style-name="StrongEmphasis">notation</text:span><text:span text:style-name="T238"><text:s/></text:span><text:span text:style-name="T239">(an oval on the relationship line near the entity class if a relationship is<text:s/></text:span><text:span text:style-name="T240">optional</text:span><text:span text:style-name="T241"><text:s/>for that entity<text:s/></text:span><text:span text:style-name="T242">class, and a hash on the relationship line near the entity class if a relationship is<text:s/></text:span><text:span text:style-name="T243">mandatory</text:span><text:span text:style-name="T244"><text:s/>for that entity class)</text:span><text:span text:style-name="T245">?</text:span></text:p>
      <text:p text:style-name="P246"><text:span text:style-name="T247"><text:tab/></text:span><text:span text:style-name="T248"><text:tab/></text:span><text:span text:style-name="T249"><text:tab/>(circle one):</text:span><text:span text:style-name="T250"><text:tab/><text:s text:c="3"/></text:span><text:span text:style-name="StrongEmphasis"><text:tab/>NO</text:span></text:p>
      <text:p text:style-name="P251"/>
      <text:p text:style-name="P252"><text:span text:style-name="T253">*</text:span><text:span text:style-name="T254"><text:tab/>are they included on<text:s/></text:span><text:span text:style-name="StrongEmphasis">both<text:s/></text:span><text:span text:style-name="T255">ends for<text:s/></text:span><text:span text:style-name="T256">every</text:span><text:span text:style-name="T257"><text:s/>(non-supertype/subtype) relationship?</text:span><text:span text:style-name="T258"><text:s/>NO</text:span></text:p>
      <text:p text:style-name="P259"/>
      <text:p text:style-name="P260"/>
      <text:p text:style-name="P261"><text:span text:style-name="T262">*</text:span><text:span text:style-name="T263"><text:tab/>for each relationship -</text:span><text:span text:style-name="T264">- do the minimum cardinalities seem to be on the "</text:span><text:span text:style-name="StrongEmphasis">correct</text:span><text:span text:style-name="T265">" end, or do they seem to be reversed?</text:span><text:span text:style-name="T266"><text:s/>No</text:span></text:p>
      <text:p text:style-name="P267"/>
      <text:p text:style-name="P268"/>
      <text:p text:style-name="P269"><text:span text:style-name="T270">*</text:span><text:span text:style-name="T271"><text:tab/>for each relationship -- do the minimum cardinalities seem<text:s/></text:span><text:span text:style-name="StrongEmphasis">reasonable</text:span><text:span text:style-name="T272">? (should they add business rule(s) to support them?)</text:span><text:span text:style-name="T273"><text:s/>NA</text:span></text:p>
      <text:p text:style-name="P274"/>
      <text:p text:style-name="P275"/>
      <text:p text:style-name="P276"/>
      <text:p text:style-name="P277"/>
      <text:p text:style-name="P278"><text:span text:style-name="T279">*</text:span><text:span text:style-name="T280"><text:tab/>do you have any other<text:s/></text:span><text:span text:style-name="T281">comments about this model's<text:s/></text:span><text:span text:style-name="StrongEmphasis">minimum cardinalities</text:span><text:span text:style-name="T282">?</text:span><text:span text:style-name="T283"><text:s/>NO</text:span></text:p>
      <text:soft-page-break/>
      <text:p text:style-name="P284">*<text:tab/>...entity attribute lists?<text:span text:style-name="T285"><text:s text:c="6"/>(circle one): <text:s text:c="3"/></text:span><text:span text:style-name="T286">YES</text:span><text:span text:style-name="T287"><text:tab/></text:span></text:p>
      <text:p text:style-name="P288"><text:span text:style-name="T289">*</text:span><text:span text:style-name="T290"><text:tab/>are these given in<text:s/></text:span><text:span text:style-name="StrongEmphasis">tabular</text:span><text:span text:style-name="T291"><text:s/>form</text:span><text:span text:style-name="T292">(entity class name, with the attributes for that entity<text:s/></text:span><text:span text:style-name="T293">underneath</text:span><text:span text:style-name="T294">)?</text:span></text:p>
      <text:p text:style-name="P295"/>
      <text:p text:style-name="P296"><text:span text:style-name="T297"><text:tab/></text:span><text:span text:style-name="T298"><text:tab/></text:span><text:span text:style-name="T299"><text:tab/>(circle one):</text:span><text:span text:style-name="T300"><text:tab/><text:s text:c="2"/></text:span><text:span text:style-name="StrongEmphasis"><text:tab/>NO</text:span></text:p>
      <text:p text:style-name="P301"/>
      <text:p text:style-name="P302"><text:span text:style-name="T303">*</text:span><text:span text:style-name="T304"><text:tab/>is at least on</text:span><text:span text:style-name="T305">e attribute<text:s/></text:span><text:span text:style-name="StrongEmphasis">multivalued</text:span><text:span text:style-name="T306"><text:s/>(has an<text:s/></text:span><text:span text:style-name="StrongEmphasis">(MV)</text:span><text:span text:style-name="T307"><text:s/>after its name)? (project requirement)</text:span></text:p>
      <text:p text:style-name="P308"/>
      <text:p text:style-name="P309"><text:span text:style-name="T310"><text:tab/></text:span><text:span text:style-name="T311"><text:tab/></text:span><text:span text:style-name="T312"><text:tab/>(circle one):</text:span><text:span text:style-name="T313"><text:tab/><text:s text:c="2"/></text:span><text:span text:style-name="StrongEmphasis"><text:tab/>NO</text:span></text:p>
      <text:p text:style-name="P314"/>
      <text:p text:style-name="P315">*<text:tab/>does it seem reasonable that the multivalued attribute(s) be multivalued?</text:p>
      <text:p text:style-name="P316">NA</text:p>
      <text:p text:style-name="P317"/>
      <text:p text:style-name="P318"/>
      <text:p text:style-name="P319"><text:span text:style-name="T320">*</text:span><text:span text:style-name="T321"><text:tab/>are attribute lists, even if empty, included for every entity class?<text:s/></text:span><text:span text:style-name="T322">(</text:span><text:span text:style-name="T323">an entity class may have an empty attribute list at the model stage if, for example, it is a subtype or union-supertype entity classes included for the sake of relationships)</text:span></text:p>
      <text:p text:style-name="P324">No</text:p>
      <text:p text:style-name="P325"/>
      <text:p text:style-name="P326"><text:span text:style-name="T327">*</text:span><text:span text:style-name="T328"><text:tab/>are identifying attributes indicated on<text:s/></text:span><text:span text:style-name="T329">at least a few</text:span><text:span text:style-name="T330"><text:s/>of the lists?<text:s/></text:span><text:span text:style-name="T331">(remember, there are numerous entity classes -- particularly, for example, subtype entity classes, some association entity classes, and many weak entity classes -- for which identifying attributes are<text:s/></text:span><text:span text:style-name="T332">not</text:span><text:span text:style-name="T333"><text:s/>applicable)</text:span></text:p>
      <text:p text:style-name="P334"/>
      <text:p text:style-name="P335">No</text:p>
      <text:p text:style-name="P336"><text:span text:style-name="T337">*</text:span><text:span text:style-name="T338"><text:tab/>are any relationship-related<text:s/></text:span><text:span text:style-name="T339">attributes included?<text:s/></text:span><text:span text:style-name="T340">(Remember, these lists are only showing<text:s/></text:span><text:span text:style-name="T341">non-relationship-related attributes</text:span><text:span text:style-name="T342"><text:s/>of each entity. Entities are<text:s/></text:span><text:span text:style-name="T343">not</text:span><text:span text:style-name="T344"><text:s/>tables, and they do<text:s/></text:span><text:span text:style-name="T345">not</text:span><text:span text:style-name="T346"><text:s/>have foreign keys.)</text:span></text:p>
      <text:p text:style-name="P347"/>
      <text:p text:style-name="P348">No</text:p>
      <text:p text:style-name="P349"/>
      <text:p text:style-name="P350"/>
      <text:p text:style-name="P351"><text:span text:style-name="T352">*</text:span><text:span text:style-name="T353"><text:tab/>do the attribute lists seem to show signs of any<text:s/></text:span><text:span text:style-name="StrongEmphasis">"missed"/buried</text:span><text:span text:style-name="T354"><text:s/></text:span><text:span text:style-name="StrongEmphasis">relationship</text:span><text:span text:style-name="StrongEmphasis">s</text:span><text:span text:style-name="T355">?</text:span></text:p>
      <text:p text:style-name="P356">No</text:p>
      <text:p text:style-name="P357"/>
      <text:p text:style-name="P358"><text:span text:style-name="T359">*</text:span><text:span text:style-name="T360"><text:tab/>do the attribute lists seem to show signs of any<text:s/></text:span><text:span text:style-name="StrongEmphasis">"missed"/buried entity classes</text:span><text:span text:style-name="T361">?</text:span></text:p>
      <text:p text:style-name="P362">No</text:p>
      <text:p text:style-name="P363"/>
      <text:p text:style-name="P364"><text:span text:style-name="T365">*</text:span><text:span text:style-name="T366"><text:tab/>do the attribute lists seem to show signs of any<text:s/></text:span><text:span text:style-name="StrongEmphasis">"missed"/buried supertype/subtypes</text:span><text:span text:style-name="T367">?</text:span></text:p>
      <text:p text:style-name="P368">No</text:p>
      <text:p text:style-name="P369"/>
      <text:p text:style-name="P370">*<text:tab/>for each entity -- do the given attributes seem reasonable?</text:p>
      <text:p text:style-name="P371"/>
      <text:p text:style-name="P372">Yes</text:p>
      <text:p text:style-name="P373"/>
      <text:p text:style-name="P374"/>
      <text:p text:style-name="P375"><text:span text:style-name="T376">*</text:span><text:span text:style-name="T377"><text:tab/>do you ha</text:span><text:span text:style-name="T378">ve any other comments related to the<text:s/></text:span><text:span text:style-name="T379">entity attribute lists</text:span><text:span text:style-name="T380"><text:s/>depicted within this model?</text:span></text:p>
      <text:p text:style-name="P381"/>
      <text:p text:style-name="P382">No</text:p>
      <text:p text:style-name="P383"/>
      <text:p text:style-name="P384"/>
      <text:p text:style-name="P385"><text:span text:style-name="T386">*</text:span><text:span text:style-name="T387"><text:tab/>Do you have<text:s/></text:span><text:span text:style-name="StrongEmphasis">any other comments</text:span><text:span text:style-name="T388"><text:s/>that you would like to make about this model?</text:span><text:span text:style-name="T389"><text:s/>Well don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868in"/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FootnoteSymbol" style:display-name="Footnote Symbol" style:family="text"/>
    <style:style style:name="EndnoteSymbol" style:display-name="End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NumberingSymbols" style:display-name="Numbering Symbols" style:family="text"/>
    <style:style style:name="Emphasis" style:display-name="Emphasis" style:family="text">
      <style:text-properties fo:font-style="italic" style:font-style-asian="italic" style:font-style-complex="italic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WW_CharLFO1LVL1" style:family="text">
      <style:text-properties style:font-name="OpenSymbol"/>
    </style:style>
    <style:style style:name="WW_CharLFO1LVL2" style:family="text">
      <style:text-properties style:font-name="OpenSymbol"/>
    </style:style>
    <style:style style:name="WW_CharLFO1LVL3" style:family="text">
      <style:text-properties style:font-name="OpenSymbol"/>
    </style:style>
    <style:style style:name="WW_CharLFO1LVL4" style:family="text">
      <style:text-properties style:font-name="OpenSymbol"/>
    </style:style>
    <style:style style:name="WW_CharLFO1LVL5" style:family="text">
      <style:text-properties style:font-name="OpenSymbol"/>
    </style:style>
    <style:style style:name="WW_CharLFO1LVL6" style:family="text">
      <style:text-properties style:font-name="OpenSymbol"/>
    </style:style>
    <style:style style:name="WW_CharLFO1LVL7" style:family="text">
      <style:text-properties style:font-name="OpenSymbol"/>
    </style:style>
    <style:style style:name="WW_CharLFO1LVL8" style:family="text">
      <style:text-properties style:font-name="OpenSymbol"/>
    </style:style>
    <style:style style:name="WW_CharLFO1LVL9" style:family="text">
      <style:text-properties style:font-name="OpenSymbol"/>
    </style:style>
    <text:list-style style:name="List1" style:display-name="List 1">
      <text:list-level-style-bullet text:level="1" text:style-name="WW_CharLFO1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OpenSymbol"/>
    </style:style>
    <style:style style:name="WW_CharLFO2LVL2" style:family="text">
      <style:text-properties style:font-name="OpenSymbol"/>
    </style:style>
    <style:style style:name="WW_CharLFO2LVL3" style:family="text">
      <style:text-properties style:font-name="OpenSymbol"/>
    </style:style>
    <style:style style:name="WW_CharLFO2LVL4" style:family="text">
      <style:text-properties style:font-name="OpenSymbol"/>
    </style:style>
    <style:style style:name="WW_CharLFO2LVL5" style:family="text">
      <style:text-properties style:font-name="OpenSymbol"/>
    </style:style>
    <style:style style:name="WW_CharLFO2LVL6" style:family="text">
      <style:text-properties style:font-name="OpenSymbol"/>
    </style:style>
    <style:style style:name="WW_CharLFO2LVL7" style:family="text">
      <style:text-properties style:font-name="OpenSymbol"/>
    </style:style>
    <style:style style:name="WW_CharLFO2LVL8" style:family="text">
      <style:text-properties style:font-name="OpenSymbol"/>
    </style:style>
    <style:style style:name="WW_CharLFO2LVL9" style:family="text">
      <style:text-properties style:font-name="OpenSymbol"/>
    </style:style>
    <text:list-style style:name="List2" style:display-name="List 2">
      <text:list-level-style-bullet text:level="1" text:style-name="WW_CharLFO2LVL1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0.1965in" text:min-label-width="0.1972in" text:list-level-position-and-space-mode="label-alignment">
          <style:list-level-label-alignment text:label-followed-by="listtab" fo:margin-left="0.3937in" fo:text-indent="-0.1972in"/>
        </style:list-level-properties>
        <style:text-properties style:font-name="OpenSymbol"/>
      </text:list-level-style-bullet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597in" fo:margin-bottom="0.5in" fo:margin-right="0.559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97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>
        <style:tab-stops>
          <style:tab-stop style:type="center" style:position="3in"/>
        </style:tab-stops>
      </style:paragraph-properties>
    </style:style>
  </office:automatic-styles>
  <office:master-styles>
    <style:master-page style:name="MP0" style:page-layout-name="PL0">
      <style:header>
        <text:p text:style-name="P2">CS 325 - Model Sub-milestone Reviews <text:s/>- 2020-10-18<text:tab/><text:tab/><text:tab/><text:s text:c="8"/>p.<text:s/><text:page-number text:fixed="false">4</text:page-number><text:s/>of<text:s/>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aron Tuttle</meta:initial-creator>
    <dc:creator>HP</dc:creator>
    <meta:creation-date>2020-10-16T14:31:00Z</meta:creation-date>
    <dc:date>2020-10-16T17:28:00Z</dc:date>
    <meta:print-date>2015-10-23T10:14:00Z</meta:print-date>
    <meta:template xlink:href="Normal" xlink:type="simple"/>
    <meta:editing-cycles>3</meta:editing-cycles>
    <meta:editing-duration>PT4320S</meta:editing-duration>
    <meta:user-defined meta:name="Info 1"/>
    <meta:user-defined meta:name="Info 2"/>
    <meta:user-defined meta:name="Info 3"/>
    <meta:user-defined meta:name="Info 4"/>
    <meta:document-statistic meta:page-count="4" meta:paragraph-count="12" meta:word-count="956" meta:character-count="6396" meta:row-count="45" meta:non-whitespace-character-count="5452"/>
  </office:meta>
</office:document-meta>
</file>